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List_20_Paragraph" style:list-style-name="WW8Num1"/>
    <style:style style:name="P2" style:family="paragraph" style:parent-style-name="List_20_Paragraph" style:list-style-name="WW8Num1">
      <style:text-properties fo:font-size="12pt" style:font-size-asian="12pt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 style:master-page-name="Standard">
      <style:paragraph-properties style:page-number="auto"/>
      <style:text-properties fo:font-size="18pt" fo:font-weight="bold" style:font-size-asian="18pt" style:font-weight-asian="bold" style:font-size-complex="18pt"/>
    </style:style>
    <style:style style:name="T1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finición de DONE</text:p>
      <text:p text:style-name="P3">Un story en estado Verify, podrá ser pasado a DONE dadas las siguientes condiciones:</text:p>
      <text:list xml:id="list2076974922" text:style-name="WW8Num1">
        <text:list-item>
          <text:p text:style-name="P1"><text:span text:style-name="T1">Código completado:</text:span></text:p>
          <text:list>
            <text:list-item>
              <text:p text:style-name="P2">Se entiende por código completado, aquel código que, una vez ejecutado, lleva a cabo el requerimiento en cuestión.</text:p>
            </text:list-item>
          </text:list>
        </text:list-item>
        <text:list-item>
          <text:p text:style-name="P1"><text:span text:style-name="T1">Tests Completados:</text:span></text:p>
          <text:list>
            <text:list-item>
              <text:p text:style-name="P2">El código pasa satisfactoriamente los test unitarios, como los casos de prueba.</text:p>
            </text:list-item>
          </text:list>
        </text:list-item>
        <text:list-item>
          <text:p text:style-name="P1"><text:span text:style-name="T1">Aprobación satisfactoria del Scrum Master o persona delegada por este.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s" fo:country="A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s" fo:country="A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6T22:51:29</meta:creation-date>
    <meta:editing-cycles>1</meta:editing-cycles>
    <meta:editing-duration>P0D</meta:editing-duration>
    <meta:document-statistic meta:table-count="0" meta:image-count="0" meta:object-count="0" meta:page-count="1" meta:paragraph-count="7" meta:word-count="66" meta:character-count="407"/>
    <meta:generator>LibreOffice/3.3$Linux LibreOffice_project/330m19$Build-301</meta:generator>
    <meta:user-defined meta:name="Info 1"/>
    <meta:user-defined meta:name="Info 2"/>
    <meta:user-defined meta:name="Info 3"/>
    <meta:user-defined meta:name="Info 4"/>
  </office:meta>
</office:document-meta>
</file>